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cac74"/>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Heading_20_3">
      <style:paragraph-properties fo:text-align="center" style:justify-single-word="false"/>
    </style:style>
    <style:style style:name="P5" style:family="paragraph" style:parent-style-name="Text_20_body" style:list-style-name="L1"/>
    <style:style style:name="P6" style:family="paragraph" style:parent-style-name="Text_20_body" style:list-style-name="L1">
      <style:text-properties fo:font-size="12pt" fo:font-weight="normal" style:font-size-asian="12pt" style:font-weight-asian="normal" style:font-size-complex="12pt" style:font-weight-complex="normal"/>
    </style:style>
    <style:style style:name="P7" style:family="paragraph" style:parent-style-name="Text_20_body" style:list-style-name="L1">
      <style:text-properties fo:font-size="12pt" fo:font-weight="normal" officeooo:rsid="00231c3a" officeooo:paragraph-rsid="00231c3a" style:font-size-asian="12pt" style:font-weight-asian="normal" style:font-size-complex="12pt" style:font-weight-complex="normal"/>
    </style:style>
    <style:style style:name="P8" style:family="paragraph" style:parent-style-name="Text_20_body" style:list-style-name="L1">
      <style:text-properties fo:font-size="12pt" fo:font-weight="normal" officeooo:rsid="00234b60" officeooo:paragraph-rsid="00234b60" style:font-size-asian="12pt" style:font-weight-asian="normal" style:font-size-complex="12pt" style:font-weight-complex="normal"/>
    </style:style>
    <style:style style:name="P9" style:family="paragraph" style:parent-style-name="Text_20_body" style:list-style-name="L1">
      <style:text-properties fo:font-size="12pt" fo:font-weight="normal" officeooo:paragraph-rsid="001e860b" style:font-size-asian="12pt" style:font-weight-asian="normal" style:font-size-complex="12pt" style:font-weight-complex="normal"/>
    </style:style>
    <style:style style:name="P10" style:family="paragraph" style:parent-style-name="Text_20_body">
      <style:text-properties officeooo:paragraph-rsid="001e860b"/>
    </style:style>
    <style:style style:name="P11" style:family="paragraph" style:parent-style-name="Text_20_body" style:list-style-name="L2">
      <style:text-properties style:font-size-asian="12pt"/>
    </style:style>
    <style:style style:name="P12" style:family="paragraph" style:parent-style-name="Text_20_body" style:list-style-name="L3">
      <style:text-properties style:font-size-asian="12pt"/>
    </style:style>
    <style:style style:name="P13" style:family="paragraph" style:parent-style-name="Text_20_body" style:list-style-name="L4">
      <style:text-properties officeooo:paragraph-rsid="001e860b"/>
    </style:style>
    <style:style style:name="P14" style:family="paragraph" style:parent-style-name="Heading_20_3">
      <style:paragraph-properties fo:margin-top="0cm" fo:margin-bottom="0.247cm" style:contextual-spacing="false" fo:line-height="115%" fo:text-align="center" style:justify-single-word="false"/>
      <style:text-properties fo:font-size="12pt" style:font-size-asian="12pt" style:font-size-complex="12pt"/>
    </style:style>
    <style:style style:name="P15" style:family="paragraph" style:parent-style-name="Text_20_body">
      <style:text-properties fo:font-weight="normal" style:font-size-asian="12pt" style:font-weight-asian="normal" style:font-weight-complex="normal"/>
    </style:style>
    <style:style style:name="P16" style:family="paragraph" style:parent-style-name="Text_20_body">
      <style:text-properties style:font-size-asian="12pt"/>
    </style:style>
    <style:style style:name="T1" style:family="text">
      <style:text-properties fo:font-size="12pt" fo:font-weight="normal" officeooo:rsid="001cac74" style:font-size-asian="12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officeooo:rsid="0020077b"/>
    </style:style>
    <style:style style:name="T6" style:family="text">
      <style:text-properties officeooo:rsid="00231c3a"/>
    </style:style>
    <style:style style:name="T7" style:family="text">
      <style:text-properties officeooo:rsid="001cac74"/>
    </style:style>
    <style:style style:name="T8" style:family="text">
      <style:text-properties officeooo:rsid="00234b60"/>
    </style:style>
    <style:style style:name="T9" style:family="text">
      <style:text-properties fo:font-weight="normal" style:font-weight-asian="normal" style:font-weight-complex="normal"/>
    </style:style>
    <style:style style:name="T1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font-size="12pt" fo:font-weight="bold" officeooo:rsid="001e860b" style:font-size-asian="12pt" style:font-weight-asian="bold" style:font-size-complex="12pt" style:font-weight-complex="bold"/>
    </style:style>
    <style:style style:name="T12" style:family="text">
      <style:text-properties fo:font-size="12pt" officeooo:rsid="001e860b" style:font-size-asian="12pt" style:font-size-complex="12pt"/>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officeooo:rsid="001e860b" style:font-size-asian="12pt"/>
    </style:style>
    <style:style style:name="T16" style:family="text">
      <style:text-properties fo:font-weight="normal" style:font-size-asian="12pt"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edellín, lunes 26 de mayo de 2025</text:span></text:span></text:p>
      <text:p text:style-name="Text_20_body"><text:span text:style-name="Strong_20_Emphasis"><text:span text:style-name="T2"/></text:span></text:p>
      <text:p text:style-name="Text_20_body"><text:span text:style-name="Strong_20_Emphasis"><text:span text:style-name="T2">Señores</text:span></text:span><text:span text:style-name="T2"><text:line-break/></text:span><text:span text:style-name="Strong_20_Emphasis"><text:span text:style-name="T2">Vicerrectoría de Docencia</text:span></text:span><text:span text:style-name="T2"><text:line-break/>Universidad de Antioquia<text:line-break/>Medellín, Colombia</text:span></text:p>
      <text:p text:style-name="P2"/>
      <text:p text:style-name="Text_20_body"><text:span text:style-name="Strong_20_Emphasis"><text:span text:style-name="T3">Asunto:</text:span></text:span><text:span text:style-name="T3"> Derecho de petición--Solicitud de información sobre concursos de méritos docentes</text:span></text:p>
      <text:p text:style-name="P3"/>
      <text:p text:style-name="Text_20_body"><text:span text:style-name="T2">Yo, </text:span><text:span text:style-name="Strong_20_Emphasis"><text:span text:style-name="T2">Ricardo León Gómez Yepes</text:span></text:span><text:span text:style-name="T2">, mayor de edad, identificado con cédula de ciudadanía No. </text:span><text:span text:style-name="Strong_20_Emphasis"><text:span text:style-name="T2">79700586</text:span></text:span><text:span text:style-name="T2">, domiciliado en la ciudad de Medellín, en ejercicio del derecho fundamental de petición consagrado en el artículo 23 de la Constitución Política de Colombia, en concordancia con la Ley 1755 de 2015 y el artículo 13 del Código de Procedimiento Administrativo y de lo Contencioso Administrativo (Ley 1437 de 2011), me permito presentar la siguiente solicitud:</text:span></text:p>
      <text:h text:style-name="P4" text:outline-level="3"><text:span text:style-name="Strong_20_Emphasis"><text:span text:style-name="T4">Solicitud</text:span></text:span></text:h>
      <text:list text:style-name="L1">
        <text:list-item>
          <text:p text:style-name="P5"><text:span text:style-name="Strong_20_Emphasis"><text:span text:style-name="T4">Listado completo de las plazas ofertadas</text:span></text:span><text:span text:style-name="T4"> en los </text:span><text:span text:style-name="Strong_20_Emphasis"><text:span text:style-name="T4">tres (3) concursos de méritos más recientes</text:span></text:span><text:span text:style-name="T4"> para la vinculación de docentes en la Universidad de Antioquia, discriminadas por:</text:span></text:p>
          <text:list>
            <text:list-item>
              <text:p text:style-name="P6">Unidad académica</text:p>
            </text:list-item>
            <text:list-item>
              <text:p text:style-name="P6">Área de conocimiento</text:p>
            </text:list-item>
            <text:list-item>
              <text:p text:style-name="P6">Tipo de vinculación (planta, ocasional, cátedra, etc.)</text:p>
            </text:list-item>
          </text:list>
        </text:list-item>
        <text:list-item>
          <text:p text:style-name="P5"><text:span text:style-name="Strong_20_Emphasis"><text:span text:style-name="T4">Base de datos de los postulantes</text:span></text:span><text:span text:style-name="T4"> a cada uno de estos concursos, que incluya para cada aspirante:</text:span></text:p>
          <text:list>
            <text:list-item>
              <text:p text:style-name="P5"><text:span text:style-name="T2">Identificador único (nombre completo o código anonimizador) que </text:span><text:span text:style-name="Strong_20_Emphasis"><text:span text:style-name="T2">permita el cruce de información con la planta docente actual</text:span></text:span><text:span text:style-name="T2">.</text:span></text:p>
            </text:list-item>
            <text:list-item>
              <text:p text:style-name="P6">Plaza o cargo al cual se postuló.</text:p>
            </text:list-item>
            <text:list-item>
              <text:p text:style-name="P6">Unidad académica correspondiente.</text:p>
            </text:list-item>
            <text:list-item>
              <text:p text:style-name="P6">Sexo.</text:p>
            </text:list-item>
            <text:list-item>
              <text:p text:style-name="P6">Edad <text:span text:style-name="T5">de</text:span><text:span text:style-name="T6">l aspirante</text:span>.</text:p>
            </text:list-item>
            <text:list-item>
              <text:p text:style-name="P7">Título de pregrado</text:p>
            </text:list-item>
            <text:list-item>
              <text:p text:style-name="P7">Título de posgrado</text:p>
            </text:list-item>
            <text:list-item>
              <text:p text:style-name="P7">Trayectoria en docencia universitaria</text:p>
            </text:list-item>
            <text:list-item>
              <text:p text:style-name="P7">Trayectoria en investigación</text:p>
            </text:list-item>
            <text:list-item>
              <text:p text:style-name="P7">Competencia en lengua extranjera</text:p>
            </text:list-item>
            <text:list-item>
              <text:p text:style-name="P7">Experiencia profesional</text:p>
            </text:list-item>
          </text:list>
        </text:list-item>
        <text:list-item>
          <text:p text:style-name="P5"><text:span text:style-name="Strong_20_Emphasis"><text:span text:style-name="T4">Resultados completos de cada etapa del proceso de selección</text:span></text:span><text:span text:style-name="T4"> por aspirante, especificando:</text:span></text:p>
          <text:list>
            <text:list-item>
              <text:p text:style-name="P6"><text:span text:style-name="T7">Resultados de la e</text:span>valuación de requisitos mínimos.</text:p>
            </text:list-item>
            <text:list-item>
              <text:p text:style-name="P6"><text:span text:style-name="T7">Para las plazas que lo requieran, c</text:span>alificación en pruebas de conocimiento.</text:p>
            </text:list-item>
            <text:list-item>
              <text:p text:style-name="P6"><text:soft-page-break/>Evaluación de <text:span text:style-name="T7">cada uno de los requisitios </text:span>la hoja de vida, <text:span text:style-name="T7">incluyendo </text:span><text:span text:style-name="T8">trayectoria en docencia, trayectoria en investigación, competencia en lengua extranjera y experiencia profesional</text:span>.</text:p>
            </text:list-item>
            <text:list-item>
              <text:p text:style-name="P6">Resultados de entrevistas.</text:p>
            </text:list-item>
            <text:list-item>
              <text:p text:style-name="P8">Resultados de la evaluación de la prueba académica (trabajo escrito y propuesta académica). </text:p>
            </text:list-item>
            <text:list-item>
              <text:p text:style-name="P9">Puntaje final y orden de elegibilidad.</text:p>
            </text:list-item>
          </text:list>
        </text:list-item>
      </text:list>
      <text:p text:style-name="P10">En cada caso, se solicita incluir <text:span text:style-name="Strong_20_Emphasis"><text:span text:style-name="T9">las calificaciones obtenidas, los instrumentos o matrices utilizadas para la evaluación</text:span></text:span>, y cualquier observación que haya hecho parte del proceso de valoración.</text:p>
      <text:p text:style-name="P10"><text:span text:style-name="T2">Para efectos de análisis institucional y académico, </text:span><text:span text:style-name="T10">es indispensable que los registros de los aspirantes cuenten con un </text:span><text:span text:style-name="Strong_20_Emphasis"><text:span text:style-name="T10">identificador coherente o cruzable con los registros actuales de personal docente vinculado</text:span></text:span><text:span text:style-name="T10">,</text:span><text:span text:style-name="T2"> con el fin de verificar si los concursos concluyeron efectivamente en una vinculación y realizar estudios longitudinales sobre acceso y permanencia.</text:span></text:p>
      <text:p text:style-name="P10"><text:span text:style-name="Strong_20_Emphasis"><text:span text:style-name="T11">4.</text:span></text:span><text:span text:style-name="Strong_20_Emphasis"><text:span text:style-name="T12"> </text:span></text:span><text:span text:style-name="Strong_20_Emphasis"><text:span text:style-name="T4">Toda la documentación administrativa y normativa asociada a cada uno de los tres concursos de méritos solicitados</text:span></text:span><text:span text:style-name="T4">, incluyendo:</text:span></text:p>
      <text:list text:style-name="L2">
        <text:list-item>
          <text:p text:style-name="P11">Términos de referencia publicados.</text:p>
        </text:list-item>
        <text:list-item>
          <text:p text:style-name="P11">Convocatorias oficiales.</text:p>
        </text:list-item>
        <text:list-item>
          <text:p text:style-name="P11">Resoluciones rectorales o acuerdos institucionales que hayan regulado o respaldado los concursos.</text:p>
        </text:list-item>
        <text:list-item>
          <text:p text:style-name="P11">Cronogramas.</text:p>
        </text:list-item>
        <text:list-item>
          <text:p text:style-name="P11">Manuales o lineamientos utilizados para las evaluaciones.</text:p>
        </text:list-item>
        <text:list-item>
          <text:p text:style-name="P11">Actas de comités de selección o evaluación, y comunicaciones oficiales asociadas al desarrollo del proceso.</text:p>
        </text:list-item>
      </text:list>
      <text:list text:style-name="L3">
        <text:list-header>
          <text:p text:style-name="P12"><text:span text:style-name="Strong_20_Emphasis"><text:span text:style-name="T13"/></text:span></text:p>
        </text:list-header>
      </text:list>
      <text:p text:style-name="P10"><text:span text:style-name="Strong_20_Emphasis"><text:span text:style-name="T11">5. </text:span></text:span><text:span text:style-name="Strong_20_Emphasis"><text:span text:style-name="T4">Base de datos actual del personal docente de la Universidad de Antioquia</text:span></text:span><text:span text:style-name="T4">, que incluya:</text:span></text:p>
      <text:list text:style-name="L4">
        <text:list-item>
          <text:p text:style-name="P13"><text:span text:style-name="T14">Información individual por docente: unidad académica, tipo de vinculación, categoría </text:span><text:span text:style-name="T15">en el escalafón</text:span><text:span text:style-name="T14">, nivel de formación, sexo y antigüedad.</text:span></text:p>
        </text:list-item>
        <text:list-item>
          <text:p text:style-name="P13"><text:span text:style-name="T16">Un </text:span><text:span text:style-name="Strong_20_Emphasis"><text:span text:style-name="T16">identificador único</text:span></text:span><text:span text:style-name="T16"> que permita realizar el cruce con la información de los concursos de méritos solicitada en los puntos anteriores.</text:span></text:p>
        </text:list-item>
      </text:list>
      <text:h text:style-name="P14" text:outline-level="3"><text:span text:style-name="Strong_20_Emphasis">Finalidad</text:span></text:h>
      <text:p text:style-name="P15">La información solicitada tiene fines <text:span text:style-name="Strong_20_Emphasis"><text:span text:style-name="T9">exclusivamente académicos y técnicos</text:span></text:span>, orientados al <text:span text:style-name="Strong_20_Emphasis"><text:span text:style-name="T9">análisis del principio constitucional del mérito</text:span></text:span>, así como a la evaluación de los niveles de <text:span text:style-name="Strong_20_Emphasis"><text:span text:style-name="T9">transparencia, trazabilidad y consistencia</text:span></text:span> en los procesos de selección docente dentro de la Universidad de Antioquia.</text:p>
      <text:p text:style-name="P16"><text:span text:style-name="T9">Adicionalmente, la información requerida permitirá </text:span><text:span text:style-name="Strong_20_Emphasis"><text:span text:style-name="T9">constatar las motivaciones y fundamentos empíricos o normativos</text:span></text:span><text:span text:style-name="T9"> que llevaron al </text:span><text:span text:style-name="Strong_20_Emphasis"><text:span text:style-name="T9">Consejo Superior Universitario</text:span></text:span><text:span text:style-name="T9">, por recomendación de la </text:span><text:span text:style-name="Strong_20_Emphasis"><text:span text:style-name="T9">Vicerrectoría de Docencia</text:span></text:span><text:span text:style-name="T9">, a proponer y aprobar la </text:span><text:span text:style-name="Strong_20_Emphasis"><text:span text:style-name="T9">modificación del Acuerdo Superior 342 de 2007</text:span></text:span><text:span text:style-name="T9">, que regula los concursos de méritos para la vinculación de personal docente.</text:span></text:p>
      <text:p text:style-name="P16"><text:span text:style-name="T9">Esta solicitud también responde a la necesidad de </text:span><text:span text:style-name="Strong_20_Emphasis"><text:span text:style-name="T9">analizar con rigor el procedimiento adoptado por el Consejo Superior</text:span></text:span><text:span text:style-name="T9">, a la luz del </text:span><text:span text:style-name="Strong_20_Emphasis"><text:span text:style-name="T9">ordenamiento constitucional y legal vigente</text:span></text:span><text:span text:style-name="T9">, el cual establece de manera inequívoca que el </text:span><text:span text:style-name="Strong_20_Emphasis"><text:span text:style-name="T9">mérito es el criterio rector para el acceso a cargos públicos</text:span></text:span><text:span text:style-name="T9"> (artículo 125 de la Constitución Política de Colombia). En ese marco, las normas y la jurisprudencia nacional han sido claras en señalar que </text:span><text:span text:style-name="Strong_20_Emphasis"><text:span text:style-name="T9">no pueden introducirse criterios de </text:span></text:span><text:soft-page-break/><text:span text:style-name="Strong_20_Emphasis"><text:span text:style-name="T9">selección que se basen en el sexo, raza, religión, ideología u origen regional</text:span></text:span><text:span text:style-name="T9"> de los aspirantes, ya que ello constituye una forma de </text:span><text:span text:style-name="Strong_20_Emphasis"><text:span text:style-name="T9">discriminación proscrita por el orden jurídico colombiano</text:span></text:span><text:span text:style-name="T9">.</text:span></text:p>
      <text:p text:style-name="P15">La información será utilizada para realizar un análisis técnico-jurídico que contribuya al debate público y académico sobre la legitimidad, legalidad y pertinencia de las decisiones adoptadas por las autoridades universitarias en materia de acceso a la carrera docente.</text:p>
      <text:h text:style-name="P4" text:outline-level="3"><text:span text:style-name="Strong_20_Emphasis"><text:span text:style-name="T4">Medio de respuesta</text:span></text:span></text:h>
      <text:p text:style-name="Text_20_body"><text:span text:style-name="T2">Solicito que la respuesta y los archivos correspondientes se remitan al correo electrónico </text:span><text:a xlink:type="simple" xlink:href="mailto:rleon.gomez@udea.edu.co" text:style-name="Internet_20_link" text:visited-style-name="Visited_20_Internet_20_Link"><text:span text:style-name="T1">rleon.gomez@udea.edu.co</text:span></text:a><text:span text:style-name="T1">. </text:span><text:span text:style-name="T2">En caso de que la información solicitada exceda los límites del correo electrónico, agradeceré que se proporcione un enlace para su descarga completa o un medio alternativo de acceso.</text:span></text:p>
      <text:p text:style-name="P2">Agradezco de antemano su atención y quedo atento a una respuesta dentro de los plazos establecidos por la ley.</text:p>
      <text:p text:style-name="P2">Cordialmente,</text:p>
      <text:p text:style-name="P2"/>
      <text:p text:style-name="P2"/>
      <text:p text:style-name="P2"/>
      <text:p text:style-name="Text_20_body"><text:span text:style-name="Strong_20_Emphasis"><text:span text:style-name="T2">Ricardo León Gómez Yepes</text:span></text:span><text:span text:style-name="T2"><text:line-break/>C.C. 79700586 de Bogotá<text:line-break/>Carrera 50A No. 63-96<text:line-break/>Medellín, Colombia<text:line-break/>Tel. +57 304 212 7974<text:line-break/>Correo: </text:span><text:a xlink:type="simple" xlink:href="mailto:rleon.gomez@udea.edu.co" text:style-name="Internet_20_link" text:visited-style-name="Visited_20_Internet_20_Link"><text:span text:style-name="T1">rleon.gomez@udea.edu.co</text:span></text:a><text:span text:style-name="T1"> </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35.56cm" style:num-format="1" style:print-orientation="portrait" fo:margin-top="2.54cm" fo:margin-bottom="2.54cm" fo:margin-left="2.54cm" fo:margin-right="2.5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1</text:page-number><text:bookmark-end text:name="PageNumWizard_FOOTER_Default Page Style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5T18:00:42.009340700</meta:creation-date>
    <dc:date>2025-05-25T22:28:32.105655300</dc:date>
    <meta:editing-duration>PT1H45M15S</meta:editing-duration>
    <meta:editing-cycles>3</meta:editing-cycles>
    <meta:generator>LibreOffice/25.2.2.2$Windows_X86_64 LibreOffice_project/7370d4be9e3cf6031a51beef54ff3bda878e3fac</meta:generator>
    <meta:document-statistic meta:table-count="0" meta:image-count="0" meta:object-count="0" meta:page-count="3" meta:paragraph-count="51" meta:word-count="832" meta:character-count="5540" meta:non-whitespace-character-count="4789"/>
  </office:meta>
</office:document-meta>
</file>